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3916666666667cm" style:use-optimal-column-width="true"/>
    </style:style>
    <style:style style:name="co2" style:family="table-column">
      <style:table-column-properties fo:break-before="auto" style:column-width="20.4787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2.32291666666667in" svg:y="0.104166666666667in" svg:width="1.5in" svg:height="0.8125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2-2022-VEG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2.32291666666667in" svg:y="0.291666666666667in" svg:width="1.5in" svg:height="0.8125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EjecucionGastoUdafEod_2022febrero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2" svg:x="2.32291666666667in" svg:y="0.5in" svg:width="1.5in" svg:height="0.82291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4">
            <text:p>Ejecución del Presupuesto General del Estado (PGE) en gastos en personal a nivel Unidad de Administración Financiera (UDAF) y Entidad Operativa Desconcentrada (EOD)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2.32291666666667in" svg:y="0.885416666666667in" svg:width="1.5in" svg:height="0.791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4">
            <text:p>Contiene los datos de la ejecución del Presupuesto General del Estado (PGE) en gastos en personal a nivel de Unidad de Administración Financiera (UDAF) y Entidad Operativa Desconcentrada (EOD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JERCICIO_FISCAL</text:p>
          </table:table-cell>
          <table:table-cell office:value-type="string" table:style-name="ce4">
            <text:p>Año fiscal de la ejecución del gas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ES</text:p>
          </table:table-cell>
          <table:table-cell office:value-type="string" table:style-name="ce4">
            <text:p>Mes fiscal de la ejecución del gas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CTOR</text:p>
          </table:table-cell>
          <table:table-cell office:value-type="string" table:style-name="ce4">
            <text:p>Código del Sector al que pertenece la institu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BRE_SECTOR</text:p>
          </table:table-cell>
          <table:table-cell office:value-type="string" table:style-name="ce4">
            <text:p>Nombre del Sector al que pertenece la institu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ÓDIGO_UDAF</text:p>
          </table:table-cell>
          <table:table-cell office:value-type="string" table:style-name="ce4">
            <text:p>Código de la Unidad de Administración Financiera (UDAF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BRE_UDAF</text:p>
          </table:table-cell>
          <table:table-cell office:value-type="string" table:style-name="ce4">
            <text:p>Nombre de la Unidad de Administración Financiera (UDAF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ÓDIGO_EOD</text:p>
          </table:table-cell>
          <table:table-cell office:value-type="string" table:style-name="ce4">
            <text:p>Código de la Entidad Operativa Desconcentrada (EOD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BRE_EOD</text:p>
          </table:table-cell>
          <table:table-cell office:value-type="string" table:style-name="ce4">
            <text:p>Nombre de la Entidad Operativa Desconcentrada (EOD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RUPO_GASTO</text:p>
          </table:table-cell>
          <table:table-cell office:value-type="string" table:style-name="ce4">
            <text:p>Codificación del grupo de Gas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BRE_GRUPO_GASTO</text:p>
          </table:table-cell>
          <table:table-cell office:value-type="string" table:style-name="ce4">
            <text:p>Nombre del Grupo de Gas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IPO_PRESUPUESTO</text:p>
          </table:table-cell>
          <table:table-cell office:value-type="string" table:style-name="ce4">
            <text:p>Tipo de Presupues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ÍTEM</text:p>
          </table:table-cell>
          <table:table-cell office:value-type="string" table:style-name="ce4">
            <text:p>Código asignado por el Ministerio de Economía y Finanzas a través del Clasificador Presupuest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BRE_ÍTEM</text:p>
          </table:table-cell>
          <table:table-cell office:value-type="string" table:style-name="ce4">
            <text:p>Nombre del código asignado por el Ministerio de Economía y Finanzas a través del Clasificador Presupuest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ICIAL</text:p>
          </table:table-cell>
          <table:table-cell office:value-type="string" table:style-name="ce4">
            <text:p>Monto con que se inicia el manejo financiero de una Entidad y que constituye el valor aprobado por la Asamblea Nacion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DIFICADO</text:p>
          </table:table-cell>
          <table:table-cell office:value-type="string" table:style-name="ce4">
            <text:p>Monto presupuesto inicial más/menos las reformas realizadas a una fecha de corte durante la ejecu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MPROMETIDO</text:p>
          </table:table-cell>
          <table:table-cell office:value-type="string" table:style-name="ce4">
            <text:p>Monto reservado para la realización de gastos específ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EVENGADO</text:p>
          </table:table-cell>
          <table:table-cell office:value-type="string" table:style-name="ce4">
            <text:p>Monto que constituye una obligación de pag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GADO</text:p>
          </table:table-cell>
          <table:table-cell office:value-type="string" table:style-name="ce7">
            <text:p>Monto Presupuestario Pagado</text:p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Adame Castillo, Rodrigo Javier</dc:creator>
    <meta:creation-date>2020-12-02T16:57:00Z</meta:creation-date>
    <dc:date>2022-03-16T20:14:56Z</dc:date>
  </office:meta>
</office:document-meta>
</file>